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041cm" svg:y="6.914cm">
            <draw:object draw:notify-on-update-of-ranges="Sheet1.B3:Sheet1.B12 Sheet1.C3:Sheet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855cm" svg:y="7.613cm">
            <draw:object draw:notify-on-update-of-ranges="Sheet1.B3:Sheet1.B12 Sheet1.D3:Sheet1.D12 Sheet1.E3:Sheet1.E12 Sheet1.E3:Sheet1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.645cm" svg:y="13.688cm">
            <draw:object draw:notify-on-update-of-ranges="Sheet1.B3:Sheet1.B12 Sheet1.H3:Sheet1.H12 Sheet1.I3:Sheet1.I12 Sheet1.I3:Sheet1.I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5.807cm" svg:y="1.413cm">
            <draw:object draw:notify-on-update-of-ranges="Sheet1.B3:Sheet1.B12 Sheet1.J3:Sheet1.J12 Sheet1.K3:Sheet1.K12 Sheet1.K3:Sheet1.K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converted</text:p>
          </table:table-cell>
          <table:table-cell office:value-type="string" calcext:value-type="string">
            <text:p>stdev mconverted</text:p>
          </table:table-cell>
          <table:table-cell office:value-type="string" calcext:value-type="string">
            <text:p>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us devices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  <table:table-cell table:formula="of:=2/(1+EXP([.F3]))" office:value-type="float" office:value="0.727094919436867" calcext:value-type="float">
            <text:p>0.7270949194</text:p>
          </table:table-cell>
          <table:table-cell table:formula="of:=MAX([.H3]-2/(1+EXP([.F3]+[.G3]));2/(1+EXP([.F3]-[.G3]))-[.H3])" office:value-type="float" office:value="0.0046338985415314" calcext:value-type="float">
            <text:p>0.0046338985</text:p>
          </table:table-cell>
          <table:table-cell office:value-type="float" office:value="5.17" calcext:value-type="float">
            <text:p>5.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LG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  <table:table-cell table:formula="of:=2/(1+EXP([.F4]))" office:value-type="float" office:value="0.699562902852346" calcext:value-type="float">
            <text:p>0.6995629029</text:p>
          </table:table-cell>
          <table:table-cell table:formula="of:=MAX([.H4]-2/(1+EXP([.F4]+[.G4]));2/(1+EXP([.F4]-[.G4]))-[.H4])" office:value-type="float" office:value="0.0045554929863536" calcext:value-type="float">
            <text:p>0.004555493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Motorola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table:formula="of:=2/(1+EXP([.F5]))" office:value-type="float" office:value="0.659197680382263" calcext:value-type="float">
            <text:p>0.6591976804</text:p>
          </table:table-cell>
          <table:table-cell table:formula="of:=MAX([.H5]-2/(1+EXP([.F5]+[.G5]));2/(1+EXP([.F5]-[.G5]))-[.H5])" office:value-type="float" office:value="0.00886846611409664" calcext:value-type="float">
            <text:p>0.0088684661</text:p>
          </table:table-cell>
          <table:table-cell office:value-type="float" office:value="3.07" calcext:value-type="float">
            <text:p>3.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2/(1+EXP([.F6]))" office:value-type="float" office:value="0.7041183958387" calcext:value-type="float">
            <text:p>0.7041183958</text:p>
          </table:table-cell>
          <table:table-cell table:formula="of:=MAX([.H6]-2/(1+EXP([.F6]+[.G6]));2/(1+EXP([.F6]-[.G6]))-[.H6])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formula="of:=2/(1+EXP([.F7]))" office:value-type="float" office:value="0.503236556785872" calcext:value-type="float">
            <text:p>0.5032365568</text:p>
          </table:table-cell>
          <table:table-cell table:formula="of:=MAX([.H7]-2/(1+EXP([.F7]+[.G7]));2/(1+EXP([.F7]-[.G7]))-[.H7])" office:value-type="float" office:value="0.00756961155917657" calcext:value-type="float">
            <text:p>0.0075696116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HTC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 table:formula="of:=2/(1+EXP([.F8]))" office:value-type="float" office:value="0.590508604003818" calcext:value-type="float">
            <text:p>0.590508604</text:p>
          </table:table-cell>
          <table:table-cell table:formula="of:=MAX([.H8]-2/(1+EXP([.F8]+[.G8]));2/(1+EXP([.F8]-[.G8]))-[.H8])" office:value-type="float" office:value="0.00417008730671908" calcext:value-type="float">
            <text:p>0.0041700873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Asus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6.01" calcext:value-type="float">
            <text:p>6.01</text:p>
          </table:table-cell>
          <table:table-cell office:value-type="float" office:value="0.07" calcext:value-type="float">
            <text:p>0.07</text:p>
          </table:table-cell>
          <table:table-cell table:formula="of:=2/(1+EXP([.F9]))" office:value-type="float" office:value="0.00489616075060038" calcext:value-type="float">
            <text:p>0.0048961608</text:p>
          </table:table-cell>
          <table:table-cell table:formula="of:=MAX([.H9]-2/(1+EXP([.F9]+[.G9]));2/(1+EXP([.F9]-[.G9]))-[.H9])" office:value-type="float" office:value="0.000354079762720011" calcext:value-type="float">
            <text:p>0.0003540798</text:p>
          </table:table-cell>
          <table:table-cell office:value-type="float" office:value="2.35" calcext:value-type="float">
            <text:p>2.3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Alps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3.99" calcext:value-type="float">
            <text:p>3.99</text:p>
          </table:table-cell>
          <table:table-cell office:value-type="float" office:value="0.08" calcext:value-type="float">
            <text:p>0.08</text:p>
          </table:table-cell>
          <table:table-cell table:formula="of:=2/(1+EXP([.F10]))" office:value-type="float" office:value="0.036327382056865" calcext:value-type="float">
            <text:p>0.0363273821</text:p>
          </table:table-cell>
          <table:table-cell table:formula="of:=MAX([.H10]-2/(1+EXP([.F10]+[.G10]));2/(1+EXP([.F10]-[.G10]))-[.H10])" office:value-type="float" office:value="0.00296615783851237" calcext:value-type="float">
            <text:p>0.0029661578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Symphony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formula="of:=2/(1+EXP([.F11]))" office:value-type="float" office:value="0.0133857018485697" calcext:value-type="float">
            <text:p>0.0133857018</text:p>
          </table:table-cell>
          <table:table-cell table:formula="of:=MAX([.H11]-2/(1+EXP([.F11]+[.G11]));2/(1+EXP([.F11]-[.G11]))-[.H11])" office:value-type="float" office:value="0.000681472461420611" calcext:value-type="float">
            <text:p>0.0006814725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Walton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table:formula="of:=2/(1+EXP([.F12]))" office:value-type="float" office:value="0.00494524631326955" calcext:value-type="float">
            <text:p>0.0049452463</text:p>
          </table:table-cell>
          <table:table-cell table:formula="of:=MAX([.H12]-2/(1+EXP([.F12]+[.G12]));2/(1+EXP([.F12]-[.G12]))-[.H12])" office:value-type="float" office:value="0.000410772059156685" calcext:value-type="float">
            <text:p>0.0004107721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16:11:01.6720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0:21:12.942252000</meta:creation-date>
    <dc:date>2015-10-11T09:29:11.146208000</dc:date>
    <meta:editing-duration>PT6H42M47S</meta:editing-duration>
    <meta:editing-cycles>2</meta:editing-cycles>
    <meta:generator>LibreOffice/4.3.4.1$MacOSX_X86_64 LibreOffice_project/bc356b2f991740509f321d70e4512a6a54c5f243</meta:generator>
    <meta:document-statistic meta:table-count="1" meta:cell-count="10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857cm" svg:y="0.315cm" chart:style-name="ch2">
          <text:p>f</text:p>
        </chart:title>
        <chart:plot-area chart:style-name="ch3" table:cell-range-address="Sheet1.B3:Sheet1.C12" chart:data-source-has-labels="column" svg:x="1.299cm" svg:y="1.248cm" svg:width="14.381cm" svg:height="7.572cm">
          <chartooo:coordinate-region svg:x="2.046cm" svg:y="1.438cm" svg:width="13.634cm" svg:height="6.3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8.018cm" chart:style-name="ch6">
              <text:p>Proportion free from known vulnerabilities</text:p>
            </chart:title>
          </chart:axis>
          <chart:series chart:style-name="ch7" chart:values-cell-range-address="Sheet1.C3:Sheet1.C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39">
                <text:p>0.39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E3:Sheet1.E12" chart:error-lower-range="Sheet1.E3:Sheet1.E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ell-range" chart:error-upper-range="Sheet1.E3:Sheet1.E12" chart:error-lower-range="Sheet1.E3:Sheet1.E1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E3:Sheet1.E12" chart:error-lower-range="Sheet1.E3:Sheet1.E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788cm" svg:y="0.315cm" chart:style-name="ch2">
          <text:p>u</text:p>
        </chart:title>
        <chart:plot-area chart:style-name="ch3" table:cell-range-address="Sheet1.B3:Sheet1.B12 Sheet1.D3:Sheet1.D12" chart:data-source-has-labels="column" svg:x="1.299cm" svg:y="1.248cm" svg:width="14.381cm" svg:height="7.572cm">
          <chartooo:coordinate-region svg:x="2.046cm" svg:y="1.438cm" svg:width="13.634cm" svg:height="6.3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7.601cm" chart:style-name="ch6">
              <text:p>Proportion updated to latest version</text:p>
            </chart:title>
          </chart:axis>
          <chart:series chart:style-name="ch7" chart:values-cell-range-address="Sheet1.D3:Sheet1.D12" chart:class="chart:bar"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48">
                <text:p>0.48</text:p>
                <draw:g>
                  <svg:desc>Sheet1.D3:Sheet1.D12</svg:desc>
                </draw:g>
              </table:table-cell>
              <table:table-cell office:value-type="float" office:value="0">
                <text:p>0</text:p>
                <draw:g>
                  <svg:desc>Sheet1.E3:Sheet1.E12</svg:desc>
                </draw:g>
              </table:table-cell>
              <table:table-cell office:value-type="float" office:value="0">
                <text:p>0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51">
                <text:p>0.5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19">
                <text:p>0.1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I3:Sheet1.I12" chart:error-lower-range="Sheet1.I3:Sheet1.I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I3:Sheet1.I12" chart:error-lower-range="Sheet1.I3:Sheet1.I12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I3:Sheet1.I12" chart:error-lower-range="Sheet1.I3:Sheet1.I12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5cm" chart:style-name="ch2">
          <text:p>2/(1+e^m)</text:p>
        </chart:title>
        <chart:plot-area chart:style-name="ch3" table:cell-range-address="Sheet1.B3:Sheet1.B12 Sheet1.H3:Sheet1.H12" chart:data-source-has-labels="column" svg:x="1.299cm" svg:y="1.248cm" svg:width="14.381cm" svg:height="7.572cm">
          <chartooo:coordinate-region svg:x="2.046cm" svg:y="1.438cm" svg:width="13.634cm" svg:height="6.3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5.806cm" chart:style-name="ch6">
              <text:p>2/(1+e^m)</text:p>
            </chart:title>
            <chart:grid chart:style-name="ch7" chart:class="major"/>
          </chart:axis>
          <chart:series chart:style-name="ch8" chart:values-cell-range-address="Sheet1.H3:Sheet1.H12" chart:class="chart:bar">
            <chart:error-indicator chart:style-name="ch9" chart:dimension="y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727094919436867">
                <text:p>0.727094919436867</text:p>
                <draw:g>
                  <svg:desc>Sheet1.H3:Sheet1.H12</svg:desc>
                </draw:g>
              </table:table-cell>
              <table:table-cell office:value-type="float" office:value="0.0046338985415314">
                <text:p>0.0046338985415314</text:p>
                <draw:g>
                  <svg:desc>Sheet1.I3:Sheet1.I12</svg:desc>
                </draw:g>
              </table:table-cell>
              <table:table-cell office:value-type="float" office:value="0.0046338985415314">
                <text:p>0.0046338985415314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699562902852346">
                <text:p>0.699562902852346</text:p>
              </table:table-cell>
              <table:table-cell office:value-type="float" office:value="0.0045554929863536">
                <text:p>0.0045554929863536</text:p>
              </table:table-cell>
              <table:table-cell office:value-type="float" office:value="0.0045554929863536">
                <text:p>0.0045554929863536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659197680382263">
                <text:p>0.659197680382263</text:p>
              </table:table-cell>
              <table:table-cell office:value-type="float" office:value="0.00886846611409664">
                <text:p>0.00886846611409664</text:p>
              </table:table-cell>
              <table:table-cell office:value-type="float" office:value="0.00886846611409664">
                <text:p>0.00886846611409664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7041183958387">
                <text:p>0.7041183958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503236556785872">
                <text:p>0.503236556785872</text:p>
              </table:table-cell>
              <table:table-cell office:value-type="float" office:value="0.00756961155917657">
                <text:p>0.00756961155917657</text:p>
              </table:table-cell>
              <table:table-cell office:value-type="float" office:value="0.00756961155917657">
                <text:p>0.00756961155917657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590508604003818">
                <text:p>0.590508604003818</text:p>
              </table:table-cell>
              <table:table-cell office:value-type="float" office:value="0.00417008730671908">
                <text:p>0.00417008730671908</text:p>
              </table:table-cell>
              <table:table-cell office:value-type="float" office:value="0.00417008730671908">
                <text:p>0.00417008730671908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00489616075060038">
                <text:p>0.00489616075060038</text:p>
              </table:table-cell>
              <table:table-cell office:value-type="float" office:value="0.000354079762720011">
                <text:p>0.000354079762720011</text:p>
              </table:table-cell>
              <table:table-cell office:value-type="float" office:value="0.000354079762720011">
                <text:p>0.000354079762720011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036327382056865">
                <text:p>0.036327382056865</text:p>
              </table:table-cell>
              <table:table-cell office:value-type="float" office:value="0.00296615783851237">
                <text:p>0.00296615783851237</text:p>
              </table:table-cell>
              <table:table-cell office:value-type="float" office:value="0.00296615783851237">
                <text:p>0.00296615783851237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0133857018485697">
                <text:p>0.0133857018485697</text:p>
              </table:table-cell>
              <table:table-cell office:value-type="float" office:value="0.000681472461420611">
                <text:p>0.000681472461420611</text:p>
              </table:table-cell>
              <table:table-cell office:value-type="float" office:value="0.000681472461420611">
                <text:p>0.000681472461420611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00494524631326955">
                <text:p>0.00494524631326955</text:p>
              </table:table-cell>
              <table:table-cell office:value-type="float" office:value="0.000410772059156685">
                <text:p>0.000410772059156685</text:p>
              </table:table-cell>
              <table:table-cell office:value-type="float" office:value="0.000410772059156685">
                <text:p>0.0004107720591566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K3:Sheet1.K12" chart:error-lower-range="Sheet1.K3:Sheet1.K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ell-range" chart:error-upper-range="Sheet1.K3:Sheet1.K12" chart:error-lower-range="Sheet1.K3:Sheet1.K1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K3:Sheet1.K12" chart:error-lower-range="Sheet1.K3:Sheet1.K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77cm" svg:y="0.315cm" chart:style-name="ch2">
          <text:p>FUM scores</text:p>
        </chart:title>
        <chart:plot-area chart:style-name="ch3" table:cell-range-address="Sheet1.B3:Sheet1.B12 Sheet1.J3:Sheet1.J12" chart:data-source-has-labels="column" svg:x="0.32cm" svg:y="1.248cm" svg:width="15.36cm" svg:height="6.623cm">
          <chartooo:coordinate-region svg:x="0.968cm" svg:y="1.438cm" svg:width="14.712cm" svg:height="5.426cm"/>
          <chart:axis chart:dimension="x" chart:name="primary-x" chart:style-name="ch4" chartooo:axis-type="auto">
            <chartooo:date-scale/>
            <chart:title svg:x="7.169cm" svg:y="8.051cm" chart:style-name="ch5">
              <text:p>FUM score</text:p>
            </chart:title>
            <chart:categories table:cell-range-address="Sheet1.B3:Sheet1.B12"/>
          </chart:axis>
          <chart:axis chart:dimension="y" chart:name="primary-y" chart:style-name="ch6"/>
          <chart:series chart:style-name="ch7" chart:values-cell-range-address="Sheet1.J3:Sheet1.J12" chart:class="chart:bar"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5.17">
                <text:p>5.17</text:p>
                <draw:g>
                  <svg:desc>Sheet1.J3:Sheet1.J12</svg:desc>
                </draw:g>
              </table:table-cell>
              <table:table-cell office:value-type="float" office:value="0.02">
                <text:p>0.02</text:p>
                <draw:g>
                  <svg:desc>Sheet1.K3:Sheet1.K12</svg:desc>
                </draw:g>
              </table:table-cell>
              <table:table-cell office:value-type="float" office:value="0.02">
                <text:p>0.02</text:p>
                <draw:g>
                  <svg:desc>Sheet1.K3:Sheet1.K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3.97">
                <text:p>3.9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3.07">
                <text:p>3.0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2.63">
                <text:p>2.6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2.63">
                <text:p>2.6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2.35">
                <text:p>2.3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8">
                <text:p>0.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27">
                <text:p>0.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